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a43" officeooo:paragraph-rsid="0002ca43"/>
    </style:style>
    <style:style style:name="P2" style:family="paragraph" style:parent-style-name="Standard">
      <style:text-properties officeooo:rsid="0003a2c5" officeooo:paragraph-rsid="0003a2c5"/>
    </style:style>
    <style:style style:name="P3" style:family="paragraph" style:parent-style-name="Standard">
      <style:text-properties officeooo:rsid="0003a2c5" officeooo:paragraph-rsid="000737a2"/>
    </style:style>
    <style:style style:name="P4" style:family="paragraph" style:parent-style-name="Standard">
      <style:text-properties officeooo:rsid="000737a2" officeooo:paragraph-rsid="000737a2"/>
    </style:style>
    <style:style style:name="P5" style:family="paragraph" style:parent-style-name="Standard">
      <style:text-properties officeooo:rsid="00079724" officeooo:paragraph-rsid="00079724"/>
    </style:style>
    <style:style style:name="P6" style:family="paragraph" style:parent-style-name="Standard">
      <style:text-properties officeooo:rsid="000863b0" officeooo:paragraph-rsid="000863b0"/>
    </style:style>
    <style:style style:name="P7" style:family="paragraph" style:parent-style-name="Standard">
      <style:text-properties officeooo:rsid="0008f16f" officeooo:paragraph-rsid="0008f16f"/>
    </style:style>
    <style:style style:name="P8" style:family="paragraph" style:parent-style-name="Standard">
      <style:text-properties officeooo:rsid="00079724" officeooo:paragraph-rsid="00079724"/>
    </style:style>
    <style:style style:name="P9" style:family="paragraph" style:parent-style-name="Standard">
      <style:text-properties officeooo:rsid="0002ca43" officeooo:paragraph-rsid="000a87b1"/>
    </style:style>
    <style:style style:name="P10" style:family="paragraph" style:parent-style-name="Standard">
      <style:text-properties officeooo:rsid="000a87b1" officeooo:paragraph-rsid="000a87b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ca43" fo:background-color="#ffff00" loext:char-shading-value="0"/>
    </style:style>
    <style:style style:name="T3" style:family="text">
      <style:text-properties officeooo:rsid="000a87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<text:span text:style-name="T3">{'author_signature': None, 'entities': None, 'photo': None, 'video': None, 'voice': {'title': None, 'file_id': 'AwADAgADLwIAAs7XKUgSqoegCAaWTQI', 'file_size': 412904, 'performer': None, 'duration': 0, 'mime_type': 'audio/ogg'}, 'message_id': 50, 'video_note': None, 'new_chat_title': None, 'date': 1510314484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span></text:p>
      <text:p text:style-name="P10">{'author_signature': None, 'entities': None, 'photo': None, 'video': None, 'voice': {'title': None, 'file_id': 'AwADAgADMAIAAs7XKUh8ffXmJumJ2QI', 'file_size': 422549, 'performer': None, 'duration': 0, 'mime_type': 'audio/ogg'}, 'message_id': 51, 'video_note': None, 'new_chat_title': None, 'date': 1510314488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MQIAAs7XKUjGRts-TDV3ygI', 'file_size': 366666, 'performer': None, 'duration': 0, 'mime_type': 'audio/ogg'}, 'message_id': 52, 'video_note': None, 'new_chat_title': None, 'date': 1510314492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MgIAAs7XKUgWYK5dF0IeawI', 'file_size': 377641, 'performer': None, 'duration': 0, 'mime_type': 'audio/ogg'}, 'message_id': 53, 'video_note': None, 'new_chat_title': None, 'date': 1510314496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<text:soft-page-break/>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MwIAAs7XKUhkJpkkD0os0AI', 'file_size': 405888, 'performer': None, 'duration': 0, 'mime_type': 'audio/ogg'}, 'message_id': 54, 'video_note': None, 'new_chat_title': None, 'date': 1510314499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NAIAAs7XKUhX9hUBavk9HAI', 'file_size': 388493, 'performer': None, 'duration': 0, 'mime_type': 'audio/ogg'}, 'message_id': 55, 'video_note': None, 'new_chat_title': None, 'date': 1510314503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NQIAAs7XKUjcHlcc-Cu87wI', 'file_size': 380384, 'performer': None, 'duration': 0, 'mime_type': 'audio/ogg'}, 'message_id': 56, 'video_note': None, 'new_chat_title': None, 'date': 1510314506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<text:soft-page-break/>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NgIAAs7XKUiyZm1dA6Pr_QI', 'file_size': 428166, 'performer': None, 'duration': 0, 'mime_type': 'audio/ogg'}, 'message_id': 57, 'video_note': None, 'new_chat_title': None, 'date': 1510314510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AwADAgADNwIAAs7XKUjNt6kmKMau0gI', 'file_size': 365291, 'performer': None, 'duration': 0, 'mime_type': 'audio/ogg'}, 'message_id': 58, 'video_note': None, 'new_chat_title': None, 'date': 1510314514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>{'author_signature': None, 'entities': None, 'photo': None, 'video': None, 'voice': {'title': None, 'file_id': '<text:bookmark-start text:name="__DdeLink__195_948174481"/>AwADAgADOAIAAs7XKUiftOaURgXNAQI<text:bookmark-end text:name="__DdeLink__195_948174481"/>', 'file_size': 396341, 'performer': None, 'duration': 0, 'mime_type': 'audio/ogg'}, 'message_id': 59, 'video_note': None, 'new_chat_title': None, 'date': 1510314518, 'left_chat_member': None, 'text': None, 'migrate_to_chat_id': None, 'document': None, 'audio': None, 'chat': {'first_name': 'Abuzhan', 'type': 'private', 'title': None, 'username': None, 'all_members_are_administrators': None, 'photo': None, 'pinned_message': None, 'description': None, 'last_name': 'Aidaraliyev', 'id': 381829751, 'invite_link': None}, 'from_user': {'first_name': 'Guess the song', 'username': 'guess_the_song_bot', 'language_code': None, 'is_bot': True, 'last_name': None, 'id': 470594734}, 'pinned_message': None, 'venue': None, 'new_chat_photo': None, 'sticker': None, 'content_type': 'voice', 'forward_date': None, 'supergroup_chat_created': None, 'new_chat_member': None, 'invoice': None, 'edit_date': None, 'migrate_from_chat_id': None, 'forward_from': None, 'channel_chat_created': None, 'location': None, 'successful_payment': None, 'forward_from_chat': None, 'caption': None, 'group_chat_created': None, 'reply_to_message': None, 'new_chat_members': None, 'contact': None, 'delete_chat_photo': None}</text:p>
      <text:p text:style-name="P10"/>
      <text:p text:style-name="P1"/>
      <text:p text:style-name="P2">ABBA – Lay All Your Love on Me</text:p>
      <text:p text:style-name="P3">Kings of Leon – Sex on Fire - <text:s/><text:span text:style-name="T2">AwADAgAD3gEAAs7XKUhuaqHPIl2exAI</text:span></text:p>
      <text:p text:style-name="P3">Ed Sheeran – Photograph - <text:s/><text:span text:style-name="T2">AwADAgAD4AEAAs7XKUgyA0yOqkJz9wI</text:span></text:p>
      <text:p text:style-name="P3"><text:soft-page-break/>Coldplay – The Scientist - <text:s/><text:span text:style-name="T2">AwADAgAD4QEAAs7XKUjb3bzXU5630gI</text:span></text:p>
      <text:p text:style-name="P3">Elvis Presley – Can’t Help Falling in Love - <text:s/><text:span text:style-name="T2">AwADAgAD4gEAAs7XKUhpGQJ82E6M3gI</text:span></text:p>
      <text:p text:style-name="P3">Eric Clapton – Tears in Heaven - <text:s/><text:span text:style-name="T2">AwADAgAD4wEAAs7XKUhrxslIPzMrKAI</text:span></text:p>
      <text:p text:style-name="P3">Edith Piaf – Sous le ciel de Paris - <text:s/><text:span text:style-name="T2">AwADAgAD5AEAAs7XKUjQBJq0LpHhpgI</text:span></text:p>
      <text:p text:style-name="P3">Andrea Bocelli – Moon River - <text:s/><text:span text:style-name="T2">AwADAgAD5QEAAs7XKUjcstVEiojU9AI</text:span></text:p>
      <text:p text:style-name="P3">of Monsters and Men – Love Love Love - <text:s/><text:span text:style-name="T2">AwADAgAD5gEAAs7XKUjggR1lGSMDmgI</text:span></text:p>
      <text:p text:style-name="P3">Drake – Hotline Bling - <text:s/><text:span text:style-name="T2">AwADAgAD6AEAAs7XKUgSXFBhq5vpUQI</text:span></text:p>
      <text:p text:style-name="P2"/>
      <text:p text:style-name="P2"/>
      <text:p text:style-name="P2"/>
      <text:p text:style-name="P4">Boney M. - Daddy Cool,Bee Gees – Stayin’ Alive,Kylie Minogue – Can’t Get You Out of My Head,Carpenters – Close to You</text:p>
      <text:p text:style-name="P2"/>
      <text:p text:style-name="P5">The Killers – Mr. Brightside,The Strokes – Last Nite,Kasabian – You’re In Love With a Psycho,Arctic Monkeys – Arabella</text:p>
      <text:p text:style-name="P5"/>
      <text:p text:style-name="P5">Passenger – Get Off The Rails,Shawn Mendes – There’s Nothing Holding Me Back,James Arthur – Say You Won’t Let Go,One Direction – Drag Me Down,</text:p>
      <text:p text:style-name="P5"/>
      <text:p text:style-name="P5">Keane – Love Is The End,Snow Patrol – Chasing Cars,Imagine Dragons – It’s Time,Fray – You Found Me</text:p>
      <text:p text:style-name="P5"/>
      <text:p text:style-name="P6">Jerry Lee Lewis – Great Balls of Fire,Chuck Berry – Carol,Frank Sinatra – Fly Me To The Moon,Louis Armstrong – Summertime</text:p>
      <text:p text:style-name="P6"/>
      <text:p text:style-name="P6">Derek and the Dominos – Layla,Joe Bonamassa – Drive,Mark Knopfler – What It Is,B.B.King – Hummingbird</text:p>
      <text:p text:style-name="P6"/>
      <text:p text:style-name="P6">Marlene Dietrich – Lili marleen,Carla Bruni – French Touch,Juliette Greco – Les feuilles mortes,Zaz – Les passants</text:p>
      <text:p text:style-name="P6"/>
      <text:p text:style-name="P6">Andy Wiiliams – Breakfast at Tiffany,Josh Groban – You Raise Me Up,Luciano Pavarotti – Forever, Frank Sinatra – Fly Me To The Moon</text:p>
      <text:p text:style-name="P6"/>
      <text:p text:style-name="P7">The Lumineers – Stubborn Love,Mumford &amp; Sons – Little Lion Man,Vance Joy – Mess Is Mine,Florence + the Machine – Delilah</text:p>
      <text:p text:style-name="P7"/>
      <text:p text:style-name="P7">Future – Feed Me Dope,Kanye West – Power,J.Cole – Power Trip,The Weeknd - Starboy</text:p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53:21.247312065</meta:creation-date>
    <dc:date>2017-11-10T18:18:07.352083854</dc:date>
    <meta:editing-duration>PT26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30" meta:word-count="1438" meta:character-count="15112" meta:non-whitespace-character-count="13646"/>
  </office:meta>
</office:document-meta>
</file>